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width="2.54cm" draw:marker-start-width="4.01cm" draw:marker-end-width="4.01cm" draw:fill="none" fo:min-height="3.557cm"/>
    </style:style>
    <style:style style:name="gr6" style:family="graphic" style:parent-style-name="standard">
      <style:graphic-properties draw:stroke="none" svg:stroke-width="2.54cm" draw:marker-start-width="4.01cm" draw:marker-end-width="4.01cm" draw:fill="none" fo:min-height="6.057cm"/>
    </style:style>
    <style:style style:name="gr7" style:family="graphic" style:parent-style-name="standard">
      <style:graphic-properties draw:stroke="none" svg:stroke-width="2.54cm" draw:marker-start-width="4.01cm" draw:marker-end-width="4.01cm" draw:fill="none" fo:min-height="1.833cm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subtitle">
      <style:graphic-properties draw:fill-color="#ffffff" fo:min-height="16.25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4">
      <style:graphic-properties draw:stroke="solid" fo:min-height="11.929cm"/>
    </style:style>
    <style:style style:name="pr10" style:family="presentation" style:parent-style-name="Default-subtitle">
      <style:graphic-properties draw:fill-color="#ffffff" draw:auto-grow-height="true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family="'Bitstream Vera Sans Mono'" style:font-family-generic="modern" style:font-pitch="fixed" fo:font-size="20pt" style:font-size-asian="20pt" style:font-size-complex="20pt"/>
    </style:style>
    <style:style style:name="P8" style:family="paragraph">
      <style:paragraph-properties fo:margin-top="0cm" fo:margin-bottom="0.5cm"/>
      <style:text-properties fo:font-family="Arial" style:font-family-generic="roman" style:font-pitch="variable" fo:font-size="32pt" style:letter-kerning="true" style:font-size-asian="32pt" style:font-family-complex="'Lohit Hindi'" style:font-family-generic-complex="system" style:font-pitch-complex="variable" style:font-size-complex="32pt"/>
    </style:style>
    <style:style style:name="P9" style:family="paragraph">
      <style:text-properties fo:font-family="'DejaVu Sans Mono'" style:font-family-generic="modern" style:font-pitch="fixed" fo:font-size="15pt" style:font-size-asian="15pt" style:font-size-complex="15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 fo:font-size="28pt" style:font-size-asian="28pt" style:font-size-complex="28pt"/>
    </style:style>
    <style:style style:name="T7" style:family="text">
      <style:text-properties fo:font-family="'DejaVu Sans Mono'" style:font-family-generic="modern" style:font-pitch="fixed" fo:font-size="18pt" style:font-size-asian="18pt" style:font-size-complex="18pt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0000" fo:font-size="24pt" style:font-size-asian="24pt" style:font-size-complex="24pt"/>
    </style:style>
    <style:style style:name="T15" style:family="text">
      <style:text-properties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ff0000"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family="'DejaVu Sans Mono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color="#ff0000" fo:font-family="'DejaVu Sans Mono'" style:font-family-generic="modern" style:font-pitch="fixed" fo:font-size="18pt" style:font-size-asian="18pt" style:font-size-complex="18pt"/>
    </style:style>
    <style:style style:name="T21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Bitstream Vera Sans Mono'" style:font-family-generic="modern" style:font-pitch="fixed" fo:font-size="16pt" style:font-size-asian="16pt" style:font-size-complex="16pt"/>
    </style:style>
    <style:style style:name="T23" style:family="text">
      <style:text-properties fo:color="#ff0000" fo:font-family="'Bitstream Vera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20pt" fo:font-style="normal" style:font-size-asian="20pt" style:font-style-asian="normal" style:font-size-complex="20pt" style:font-style-complex="normal"/>
    </style:style>
    <style:style style:name="T29" style:family="text">
      <style:text-properties fo:font-family="'DejaVu Sans Mono'" style:font-family-generic="modern" style:font-pitch="fixed" fo:font-size="15pt" style:font-size-asian="15pt" style:font-size-complex="15pt"/>
    </style:style>
    <style:style style:name="T30" style:family="text">
      <style:text-properties fo:color="#ff0000"/>
    </style:style>
    <style:style style:name="T31" style:family="text">
      <style:text-properties fo:color="#ff000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ff0000" fo:font-family="'Bitstream Vera Sans Mono'" style:font-family-generic="modern" style:font-pitch="fixed" fo:font-size="26pt" style:font-size-asian="26pt" style:font-size-complex="26pt"/>
    </style:style>
    <style:style style:name="T34" style:family="text">
      <style:text-properties fo:font-family="'Bitstream Vera Sans Mono'" style:font-family-generic="modern" style:font-pitch="fixed" fo:font-size="26pt" style:font-size-asian="26pt" style:font-size-complex="26pt"/>
    </style:style>
    <style:style style:name="T35" style:family="text">
      <style:text-properties fo:color="#ff0000" fo:font-size="26pt" style:font-size-asian="26pt" style:font-size-complex="26pt"/>
    </style:style>
    <style:style style:name="T36" style:family="text">
      <style:text-properties fo:color="#ff0000" fo:font-family="'Bitstream Vera Sans Mono'" style:font-family-generic="modern" style:font-pitch="fixed" fo:font-size="26pt" style:font-size-asian="26pt" style:font-size-complex="26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family="Arial" style:font-family-generic="swiss" style:font-pitch="variable" fo:font-size="26pt" style:font-size-asian="26pt" style:font-size-complex="26pt"/>
    </style:style>
    <style:style style:name="T40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41" style:family="text">
      <style:text-properties fo:color="#ff0000" fo:font-family="'DejaVu Sans Mono'" style:font-family-generic="modern" style:font-pitch="fixed" fo:font-size="24pt" style:font-size-asian="24pt" style:font-size-complex="24pt"/>
    </style:style>
    <style:style style:name="T42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3" style:family="text">
      <style:text-properties fo:color="#ff0000" fo:font-family="'DejaVu Sans Mono'" style:font-family-generic="modern" style:font-pitch="fixed" fo:font-size="22pt" style:font-size-asian="22pt" style:font-size-complex="22pt"/>
    </style:style>
    <style:style style:name="T44" style:family="text">
      <style:text-properties style:use-window-font-color="true" fo:font-family="'DejaVu Sans Mono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45" style:family="text">
      <style:text-properties style:use-window-font-color="true" fo:font-size="24pt" style:font-size-asian="24pt" style:font-size-complex="24pt"/>
    </style:style>
    <style:style style:name="T46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47" style:family="text">
      <style:text-properties fo:color="#ff0000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style:use-window-font-color="true" fo:font-family="'DejaVu Sans Mono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49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50" style:family="text">
      <style:text-properties fo:color="#ff0000" fo:font-family="Arial" style:font-family-generic="swiss" style:font-pitch="variable" fo:font-size="24pt" style:font-size-asian="24pt" style:font-size-complex="24pt"/>
    </style:style>
    <style:style style:name="T51" style:family="text">
      <style:text-properties style:use-window-font-color="true"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use-window-font-color="true" fo:font-family="'DejaVu Sans Mono'" style:font-family-generic="modern" style:font-pitch="fixed" fo:font-size="24pt" style:font-size-asian="24pt" style:font-size-complex="24pt"/>
    </style:style>
    <style:style style:name="T5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<text:span text:style-name="T1">Using Linux &amp; SeqPipe</text:span></text:p>
            <text:p/>
            <text:p><text:span text:style-name="T2">Linlin Yan @ CBI, PKU</text:span></text:p>
            <text:p><text:span text:style-name="T2">2012-12-19</text:span></text:p>
          </draw:text-box>
        </draw:frame>
        <draw:frame draw:style-name="gr1" draw:layer="layout" svg:width="10.514cm" svg:height="1.119cm" svg:x="1.524cm" svg:y="1.421cm">
          <draw:text-box>
            <text:p><text:span text:style-name="T3">NGS Discussion Class - 12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Linux</text:span></text:p>
                <text:list>
                  <text:list-item>
                    <text:p><text:span text:style-name="T2">Basic Knowledges</text:span></text:p>
                  </text:list-item>
                  <text:list-item>
                    <text:p><text:span text:style-name="T2">Some Using Skills</text:span></text:p>
                  </text:list-item>
                </text:list>
              </text:list-item>
              <text:list-item>
                <text:p><text:span text:style-name="T4">SeqPipe</text:span></text:p>
                <text:list>
                  <text:list-item>
                    <text:p><text:span text:style-name="T2">What and Why?</text:span></text:p>
                  </text:list-item>
                  <text:list-item>
                    <text:p><text:span text:style-name="T2">How to use</text:span></text:p>
                  </text:list-item>
                  <text:list-item>
                    <text:p><text:span text:style-name="T2">Perspe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Part I. Linux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ux</text:p>
          </draw:text-box>
        </draw:frame>
        <draw:frame presentation:style-name="pr7" draw:layer="layout" svg:width="16.888cm" svg:height="12.178cm" svg:x="1.4cm" svg:y="4.914cm" presentation:class="outline" presentation:user-transformed="true">
          <draw:text-box>
            <text:list text:style-name="L3">
              <text:list-item>
                <text:p><text:span text:style-name="T4">Operating System</text:span></text:p>
                <text:list>
                  <text:list-item>
                    <text:p><text:span text:style-name="T2">Process management (CPU)</text:span></text:p>
                  </text:list-item>
                  <text:list-item>
                    <text:p><text:span text:style-name="T2">Memory management (memory)</text:span></text:p>
                  </text:list-item>
                  <text:list-item>
                    <text:p><text:span text:style-name="T2">File System (storage)</text:span></text:p>
                  </text:list-item>
                  <text:list-item>
                    <text:p><text:span text:style-name="T2">Device Drivers (other hardwares)</text:span></text:p>
                  </text:list-item>
                  <text:list-item>
                    <text:p><text:span text:style-name="T2">Security (users / groups)</text:span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5.334cm" svg:height="1.69cm" svg:x="20.574cm" svg:y="4.572cm">
          <text:p text:style-name="P1">Hardwar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414cm" svg:y1="7.874cm" svg:x2="22.414cm" svg:y2="6.35cm">
          <text:p/>
        </draw:line>
        <draw:line draw:style-name="gr4" draw:text-style-name="P1" draw:layer="layout" svg:x1="24.084cm" svg:y1="6.262cm" svg:x2="24.084cm" svg:y2="7.874cm">
          <text:p/>
        </draw:line>
        <draw:custom-shape draw:style-name="gr3" draw:text-style-name="P1" draw:layer="layout" svg:width="6.604cm" svg:height="1.69cm" svg:x="19.966cm" svg:y="7.872cm">
          <text:p text:style-name="P1">Operating System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414cm" svg:y1="11.174cm" svg:x2="22.414cm" svg:y2="9.65cm">
          <text:p/>
        </draw:line>
        <draw:line draw:style-name="gr4" draw:text-style-name="P1" draw:layer="layout" svg:x1="24.084cm" svg:y1="9.562cm" svg:x2="24.084cm" svg:y2="11.174cm">
          <text:p/>
        </draw:line>
        <draw:custom-shape draw:style-name="gr3" draw:text-style-name="P1" draw:layer="layout" svg:width="6.604cm" svg:height="1.69cm" svg:x="19.966cm" svg:y="11.172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414cm" svg:y1="14.474cm" svg:x2="22.414cm" svg:y2="12.95cm">
          <text:p/>
        </draw:line>
        <draw:line draw:style-name="gr4" draw:text-style-name="P1" draw:layer="layout" svg:x1="24.084cm" svg:y1="12.862cm" svg:x2="24.084cm" svg:y2="14.474cm">
          <text:p/>
        </draw:line>
        <draw:custom-shape draw:style-name="gr3" draw:text-style-name="P1" draw:layer="layout" svg:width="5.064cm" svg:height="1.69cm" svg:x="20.844cm" svg:y="14.472cm">
          <text:p text:style-name="P1">Use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equently Used Command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File System:</text:p>
                <text:list>
                  <text:list-item>
                    <text:p>ls / cd / pwd / cp / mv / rm / ln / mkdir / rmdir / chown / chmod</text:p>
                  </text:list-item>
                  <text:list-item>
                    <text:p>cat / head / tail / cut / paste / grep / find / diff / sort / uniq</text:p>
                  </text:list-item>
                  <text:list-item>
                    <text:p>tar / gzip / gunzip / gcat / bzip2 / bunzip2 / bzcat</text:p>
                  </text:list-item>
                  <text:list-item>
                    <text:p>sed / awk / perl / du / df / mount / umount</text:p>
                  </text:list-item>
                </text:list>
              </text:list-item>
              <text:list-item>
                <text:p>Process &amp; Memory management:</text:p>
                <text:list>
                  <text:list-item>
                    <text:p>top / free / ps / kill / killall / time / nice / renice / screen</text:p>
                  </text:list-item>
                </text:list>
              </text:list-item>
              <text:list-item>
                <text:p>Others</text:p>
                <text:list>
                  <text:list-item>
                    <text:p>id / passwd / w / who / uptime / uname / date</text:p>
                  </text:list-item>
                  <text:list-item>
                    <text:p>ping / netstat / ssh</text:p>
                  </text:list-item>
                  <text:list-item>
                    <text:p>man / info / (<text:span text:style-name="T5">-h</text:span> / <text:span text:style-name="T5">--help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Permis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Ownership: </text:span><text:span text:style-name="T6">u</text:span><text:span text:style-name="T4">ser, </text:span><text:span text:style-name="T6">g</text:span><text:span text:style-name="T4">roup, </text:span><text:span text:style-name="T6">o</text:span><text:span text:style-name="T4">ther (&amp; </text:span><text:span text:style-name="T6">a</text:span><text:span text:style-name="T4">ll)</text:span></text:p>
              </text:list-item>
              <text:list-item>
                <text:p><text:span text:style-name="T4">Permission: </text:span><text:span text:style-name="T6">r</text:span><text:span text:style-name="T4">ead, </text:span><text:span text:style-name="T6">w</text:span><text:span text:style-name="T4">rite, </text:span><text:span text:style-name="T6">e</text:span><text:span text:style-name="T4">xecute</text:span></text:p>
              </text:list-item>
              <text:list-item>
                <text:p><text:span text:style-name="T4">Commands: id, ls -l, chmod, chown</text:span></text:p>
              </text:list-item>
              <text:list-item>
                <text:p><text:span text:style-name="T4">Examples:</text:span></text:p>
              </text:list-item>
            </text:list>
          </draw:text-box>
        </draw:frame>
        <draw:frame draw:style-name="gr5" draw:text-style-name="P2" draw:layer="layout" svg:width="23.193cm" svg:height="7.705cm" svg:x="2.54cm" svg:y="11.13cm">
          <draw:text-box>
            <text:p><text:span text:style-name="T7">$ ls -l</text:span></text:p>
            <text:p><text:span text:style-name="T7">total 8</text:span></text:p>
            <text:p><text:span text:style-name="T7">drwxr-xr-x 2 yanll bio 4096 Dec 18 07:04 dir</text:span></text:p>
            <text:p><text:span text:style-name="T7">-rw------- 1 yanll bio <text:s text:c="3"/>0 Dec 18 07:04 file</text:span></text:p>
            <text:p><text:span text:style-name="T7">-rwxr-x--- 1 yanll bio <text:s text:c="3"/>6 Dec 18 07:04 otherfile</text:span></text:p>
            <text:p><text:span text:style-name="T8"/></text:p>
            <text:p><text:span text:style-name="T7">$ chmod 600 file</text:span></text:p>
            <text:p><text:span text:style-name="T7">$ chmod +x file</text:span></text:p>
            <text:p><text:span text:style-name="T7">$ chmod o-rw file</text:span></text:p>
            <text:p><text:span text:style-name="T7">$ chmod o=g fi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eams / Pipes / Redirec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Input(</text:span><text:span text:style-name="T6">&lt;</text:span><text:span text:style-name="T4">) / Output(</text:span><text:span text:style-name="T6">&gt;</text:span><text:span text:style-name="T4">) / Append (</text:span><text:span text:style-name="T6">&gt;&gt;</text:span><text:span text:style-name="T4">) / Execute (</text:span><text:span text:style-name="T6">|</text:span><text:span text:style-name="T4">)</text:span></text:p>
              </text:list-item>
              <text:list-item>
                <text:p><text:span text:style-name="T4">/dev/stdin, /dev/stdout, /dev/stderr</text:span></text:p>
              </text:list-item>
              <text:list-item>
                <text:p><text:span text:style-name="T6">&gt;, 2&gt;</text:span><text:span text:style-name="T4">, </text:span><text:span text:style-name="T6">2&gt;&amp;1</text:span><text:span text:style-name="T4">, </text:span><text:span text:style-name="T6">|</text:span><text:span text:style-name="T4">, </text:span><text:span text:style-name="T6">|&amp;</text:span><text:span text:style-name="T9">, </text:span><text:span text:style-name="T6">&lt;(</text:span><text:span text:style-name="T9">...</text:span><text:span text:style-name="T6">)</text:span></text:p>
              </text:list-item>
              <text:list-item>
                <text:p><text:span text:style-name="T9">Examples:</text:span></text:p>
              </text:list-item>
            </text:list>
          </draw:text-box>
        </draw:frame>
        <draw:frame draw:style-name="gr5" draw:text-style-name="P2" draw:layer="layout" svg:width="23.193cm" svg:height="3.936cm" svg:x="2.541cm" svg:y="11.131cm">
          <draw:text-box>
            <text:p><text:span text:style-name="T7">$ ls &gt; files.txt</text:span></text:p>
            <text:p><text:span text:style-name="T7">$ ls a* 2&gt; error.txt</text:span></text:p>
            <text:p><text:span text:style-name="T7">$ cat files.txt | sort</text:span></text:p>
            <text:p><text:span text:style-name="T7">$ wc &lt;(cat files.txt)</text:span></text:p>
            <text:p><text:span text:style-name="T7">$ cat files.txt | gzip -c &gt; files.txt.g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ress / Uncompres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Gzip compression: gzip, gunzip, zcat</text:span></text:p>
              </text:list-item>
              <text:list-item>
                <text:p><text:span text:style-name="T4">Bzip2 compression: bzip2, bunzip2, bzcat</text:span></text:p>
              </text:list-item>
              <text:list-item>
                <text:p><text:span text:style-name="T4">Other compression: zip, rar, 7z, …</text:span></text:p>
              </text:list-item>
              <text:list-item>
                <text:p><text:span text:style-name="T4">Package: tar</text:span></text:p>
              </text:list-item>
              <text:list-item>
                <text:p><text:span text:style-name="T4">Examples:</text:span></text:p>
              </text:list-item>
            </text:list>
          </draw:text-box>
        </draw:frame>
        <draw:frame draw:style-name="gr5" draw:text-style-name="P2" draw:layer="layout" svg:width="23.193cm" svg:height="3.936cm" svg:x="2.542cm" svg:y="12.531cm">
          <draw:text-box>
            <text:p><text:span text:style-name="T7">$ zcat 1.fq.gz | head</text:span></text:p>
            <text:p><text:span text:style-name="T7">$ less 1.fq.gz</text:span></text:p>
            <text:p><text:span text:style-name="T7">$ unzip 1.fq.gz</text:span></text:p>
            <text:p><text:span text:style-name="T7">$ gzip -9 1.fq</text:span></text:p>
            <text:p><text:span text:style-name="T7">$ cat 1.fq | gzip -c -9 &gt; 1.fq.g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Display environment variables: </text:span><text:span text:style-name="T6">set</text:span></text:p>
              </text:list-item>
              <text:list-item>
                <text:p><text:span text:style-name="T4">Export (set) variables: </text:span><text:span text:style-name="T6">export</text:span><text:span text:style-name="T4"> </text:span><text:span text:style-name="T10">NAME</text:span><text:span text:style-name="T4">=</text:span><text:span text:style-name="T10">VALUE</text:span></text:p>
              </text:list-item>
              <text:list-item>
                <text:p><text:span text:style-name="T11">Some useful variables: PATH, PERL5LIB, PS1, …</text:span></text:p>
              </text:list-item>
              <text:list-item>
                <text:p><text:span text:style-name="T11">Use the variables in command: $</text:span><text:span text:style-name="T12">NAME</text:span><text:span text:style-name="T11"> or ${</text:span><text:span text:style-name="T12">NAME</text:span><text:span text:style-name="T11">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h Expans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Wildcard: </text:span><text:span text:style-name="T6">*</text:span><text:span text:style-name="T4">, </text:span><text:span text:style-name="T6">?</text:span></text:p>
              </text:list-item>
              <text:list-item>
                <text:p><text:span text:style-name="T4">Numbers or Letters: </text:span><text:span text:style-name="T6">{0..5}</text:span><text:span text:style-name="T4">, </text:span><text:span text:style-name="T6">{08..12}</text:span><text:span text:style-name="T4">, </text:span><text:span text:style-name="T6">{a..g}</text:span></text:p>
              </text:list-item>
              <text:list-item>
                <text:p><text:span text:style-name="T9">Strings with minor differences: </text:span><text:span text:style-name="T6">{D,R}NA.txt</text:span></text:p>
              </text:list-item>
              <text:list-item>
                <text:p><text:span text:style-name="T9">Expression expansion: </text:span><text:span text:style-name="T6">$((1 + 3 / 2))</text:span></text:p>
              </text:list-item>
              <text:list-item>
                <text:p><text:span text:style-name="T9">Bash command expansion: </text:span><text:span text:style-name="T6">$(</text:span><text:span text:style-name="T9">ls</text:span><text:span text:style-name="T6">), `</text:span><text:span text:style-name="T9">pwd</text:span><text:span text:style-name="T6">`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 &amp; Loo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13">for / while / do / done</text:span></text:p>
              </text:list-item>
              <text:list-item>
                <text:p><text:span text:style-name="T13">if / then / else / elif / fi</text:span></text:p>
              </text:list-item>
              <text:list-item>
                <text:p><text:span text:style-name="T13">command1 </text:span><text:span text:style-name="T14">&amp;&amp;</text:span><text:span text:style-name="T13"> command2 / command1 </text:span><text:span text:style-name="T14">||</text:span><text:span text:style-name="T13"> command2</text:span></text:p>
              </text:list-item>
              <text:list-item>
                <text:p><text:span text:style-name="T13">Example:</text:span></text:p>
              </text:list-item>
            </text:list>
          </draw:text-box>
        </draw:frame>
        <draw:frame draw:style-name="gr6" draw:text-style-name="P4" draw:layer="layout" svg:width="23.193cm" svg:height="10.689cm" svg:x="2.543cm" svg:y="10.26cm">
          <draw:text-box>
            <text:p><text:span text:style-name="T15">$ cat para_run.sh</text:span></text:p>
            <text:p><text:span text:style-name="T16">#!/bin/bash</text:span></text:p>
            <text:p><text:span text:style-name="T17"/></text:p>
            <text:p><text:span text:style-name="T18">if</text:span><text:span text:style-name="T16"> [ -z "$1" ]; </text:span><text:span text:style-name="T18">then</text:span></text:p>
            <text:p><text:span text:style-name="T16"><text:s text:c="8"/></text:span><text:span text:style-name="T16">echo "Usage: &lt;STDIN&gt; | prog INT_cpu"</text:span></text:p>
            <text:p><text:span text:style-name="T16"><text:s text:c="8"/></text:span><text:span text:style-name="T16">exit 1</text:span></text:p>
            <text:p><text:span text:style-name="T18">fi</text:span></text:p>
            <text:p><text:span text:style-name="T16">cpu=$1</text:span></text:p>
            <text:p><text:span text:style-name="T17"/></text:p>
            <text:p><text:span text:style-name="T18">while</text:span><text:span text:style-name="T16"> read c; </text:span><text:span text:style-name="T18">do</text:span></text:p>
            <text:p><text:span text:style-name="T16"><text:s text:c="8"/></text:span><text:span text:style-name="T16">/bin/bash -c "$c" &amp;</text:span></text:p>
            <text:p><text:span text:style-name="T16"><text:s text:c="8"/></text:span><text:span text:style-name="T16">r=`jobs | wc -l`</text:span></text:p>
            <text:p><text:span text:style-name="T16"><text:s text:c="8"/></text:span><text:span text:style-name="T18">while</text:span><text:span text:style-name="T16"> [ $r -ge $cpu ]; </text:span><text:span text:style-name="T18">do</text:span></text:p>
            <text:p><text:span text:style-name="T16"><text:s text:c="16"/></text:span><text:span text:style-name="T16">sleep 0.001</text:span></text:p>
            <text:p><text:span text:style-name="T16"><text:s text:c="16"/></text:span><text:span text:style-name="T16">r=`jobs | wc -l`</text:span></text:p>
            <text:p><text:span text:style-name="T16"><text:s text:c="8"/></text:span><text:span text:style-name="T18">done</text:span></text:p>
            <text:p><text:span text:style-name="T18">done</text:span></text:p>
            <text:p><text:span text:style-name="T16">wait</text:span></text:p>
            <text:p><text:span text:style-name="T16">exit 0</text:span></text:p>
            <text:p><text:span text:style-name="T19"/></text:p>
          </draw:text-box>
        </draw:frame>
        <draw:frame draw:style-name="gr1" draw:text-style-name="P5" draw:layer="layout" svg:width="10.654cm" svg:height="0.962cm" svg:x="16.905cm" svg:y="19.866cm">
          <draw:text-box>
            <text:p><text:span text:style-name="T5">(Code of para_run.sh is from Gao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wk / sed / perl</text:p>
          </draw:text-box>
        </draw:frame>
        <draw:frame draw:style-name="gr7" draw:text-style-name="P4" draw:layer="layout" svg:width="23.193cm" svg:height="2.083cm" svg:x="2.541cm" svg:y="5.983cm">
          <draw:text-box>
            <text:p><text:span text:style-name="T7">$ ls -l | </text:span><text:span text:style-name="T20">awk</text:span><text:span text:style-name="T7"> '$5&lt;1024'</text:span></text:p>
          </draw:text-box>
        </draw:frame>
        <draw:frame draw:style-name="gr1" draw:text-style-name="P6" draw:layer="layout" svg:width="20.068cm" svg:height="1.276cm" svg:x="1.933cm" svg:y="4.51cm">
          <draw:text-box>
            <text:p><text:span text:style-name="T2">To list all files that size is less than 1024 (bytes):</text:span></text:p>
          </draw:text-box>
        </draw:frame>
        <draw:frame draw:style-name="gr5" draw:text-style-name="P2" draw:layer="layout" svg:width="23.193cm" svg:height="3.807cm" svg:x="2.541cm" svg:y="9.383cm">
          <draw:text-box>
            <text:p><text:span text:style-name="T7">$ zcat 1.fq.gz | </text:span><text:span text:style-name="T20">sed</text:span><text:span text:style-name="T7"> -n '2~4p' | wc</text:span></text:p>
            <text:p><text:span text:style-name="T7"><text:s text:c="4"/></text:span><text:span text:style-name="T7">332 <text:s text:c="4"/>332 <text:s text:c="2"/>33532</text:span></text:p>
            <text:p><text:span text:style-name="T7">$ echo $((33532 – 332))</text:span></text:p>
            <text:p><text:span text:style-name="T7">33200</text:span></text:p>
          </draw:text-box>
        </draw:frame>
        <draw:frame draw:style-name="gr1" draw:text-style-name="P6" draw:layer="layout" svg:width="20.716cm" svg:height="1.276cm" svg:x="1.933cm" svg:y="7.91cm">
          <draw:text-box>
            <text:p><text:span text:style-name="T2">To count how many bases have been sequenced:</text:span></text:p>
          </draw:text-box>
        </draw:frame>
        <draw:frame draw:style-name="gr5" draw:text-style-name="P2" draw:layer="layout" svg:width="23.193cm" svg:height="3.807cm" svg:x="2.542cm" svg:y="14.583cm">
          <draw:text-box>
            <text:p><text:span text:style-name="T7">$ zcat 1.fq.gz | </text:span><text:span text:style-name="T20">sed</text:span><text:span text:style-name="T7"> -n '4~4p' | </text:span><text:span text:style-name="T20">perl</text:span><text:span text:style-name="T7"> -e 'while(&lt;&gt;){ $l+=length($_)-1; $c++; } print $l / $c, "\n";'</text:span></text:p>
            <text:p><text:span text:style-name="T7">100</text:span></text:p>
          </draw:text-box>
        </draw:frame>
        <draw:frame draw:style-name="gr1" draw:text-style-name="P6" draw:layer="layout" svg:width="15.535cm" svg:height="1.276cm" svg:x="1.934cm" svg:y="13.11cm">
          <draw:text-box>
            <text:p><text:span text:style-name="T2">To calculate average length of read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Tip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Run in background: nohup, screen</text:span></text:p>
              </text:list-item>
              <text:list-item>
                <text:p><text:span text:style-name="T4">Threads: lscpu, top, nice, renice</text:span></text:p>
              </text:list-item>
              <text:list-item>
                <text:p><text:span text:style-name="T4">Memory: free, top</text:span></text:p>
              </text:list-item>
              <text:list-item>
                <text:p><text:span text:style-name="T4">Disk quota: quot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Part II. SeqPipe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eqPip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21">Seq</text:span><text:span text:style-name="T4">uencing data analysis </text:span><text:span text:style-name="T21">Pipe</text:span><text:span text:style-name="T4">line framework</text:span></text:p>
                <text:list>
                  <text:list-item>
                    <text:p><text:span text:style-name="T2">Hosted on </text:span><text:span text:style-name="T2"><text:a xlink:href="http://seqpipe.googlecode.com/">http://seqpipe.googlecode.com/</text:a></text:span></text:p>
                  </text:list-item>
                  <text:list-item>
                    <text:p><text:span text:style-name="T2">Current version: 0.4.7 ($Rev: 231 $)</text:span></text:p>
                  </text:list-item>
                </text:list>
              </text:list-item>
              <text:list-item>
                <text:p><text:span text:style-name="T4">SeqPipe:</text:span></text:p>
                <text:list>
                  <text:list-item>
                    <text:p><text:span text:style-name="T2">Is text-based user interface</text:span></text:p>
                  </text:list-item>
                  <text:list-item>
                    <text:p><text:span text:style-name="T2">Runs work flow with logs</text:span></text:p>
                  </text:list-item>
                  <text:list-item>
                    <text:p><text:span text:style-name="T2">Integrates tools easi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eqPipe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Goals</text:span></text:p>
                <text:list>
                  <text:list-item>
                    <text:p><text:span text:style-name="T2">Reproducibility</text:span></text:p>
                  </text:list-item>
                  <text:list-item>
                    <text:p><text:span text:style-name="T2">Expressiveness</text:span></text:p>
                  </text:list-item>
                  <text:list-item>
                    <text:p><text:span text:style-name="T2">Conveni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eqPipe</text:p>
          </draw:text-box>
        </draw:frame>
        <draw:frame presentation:style-name="pr8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<text:span text:style-name="T4">Goals</text:span></text:p>
                <text:list>
                  <text:list-item>
                    <text:p><text:span text:style-name="T2">Reproducibility</text:span></text:p>
                  </text:list-item>
                  <text:list-item>
                    <text:p><text:span text:style-name="T2">Expressiveness</text:span></text:p>
                  </text:list-item>
                  <text:list-item>
                    <text:p><text:span text:style-name="T2">Convenience</text:span></text:p>
                  </text:list-item>
                </text:list>
              </text:list-item>
              <text:list-item>
                <text:p><text:span text:style-name="T4">To achieve them</text:span></text:p>
                <text:list>
                  <text:list-item>
                    <text:p><text:span text:style-name="T2">Record “everything” experienced</text:span></text:p>
                  </text:list-item>
                  <text:list-item>
                    <text:p><text:span text:style-name="T2">Hide “everything” unrelated</text:span></text:p>
                  </text:list-item>
                  <text:list-item>
                    <text:p><text:span text:style-name="T2">Enable “everything” tun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fore SeqPipe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Bad Practice</text:span></text:p>
                <text:list>
                  <text:list-item>
                    <text:p><text:span text:style-name="T2">Run command directly</text:span></text:p>
                  </text:list-item>
                  <text:list-item>
                    <text:p><text:span text:style-name="T2">Change scripts frequently</text:span></text:p>
                  </text:list-item>
                  <text:list-item>
                    <text:p><text:span text:style-name="T2">Program version unrecorded</text:span></text:p>
                  </text:list-item>
                  <text:list-item>
                    <text:p><text:span text:style-name="T2">Messy code for checking &amp; recording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ssy Code Example</text:p>
          </draw:text-box>
        </draw:frame>
        <draw:frame presentation:style-name="pr9" draw:text-style-name="P7" draw:layer="layout" svg:width="25.616cm" svg:height="16.256cm" svg:x="1.2cm" svg:y="3.81cm" presentation:class="outline" presentation:user-transformed="true">
          <draw:text-box>
            <text:list text:style-name="L4">
              <text:list-item>
                <text:p><text:span text:style-name="T22">date &gt;&gt;run.log 2&gt;&gt;run.err</text:span></text:p>
              </text:list-item>
              <text:list-item>
                <text:p><text:span text:style-name="T22">echo “bwa aln hg19.fa 1.fq.gz &gt;1.sai” &gt;&gt;run.log</text:span></text:p>
              </text:list-item>
              <text:list-item>
                <text:p><text:span text:style-name="T23">bwa aln hg19.fa 1.fq.gz &gt;1.sai</text:span><text:span text:style-name="T22"> 2&gt;&gt;run.err &amp;</text:span></text:p>
              </text:list-item>
              <text:list-item>
                <text:p><text:span text:style-name="T22">echo “bwa aln hg19.fa 2.fq.gz &gt;2.sai” &gt;&gt;run.log</text:span></text:p>
              </text:list-item>
              <text:list-item>
                <text:p><text:span text:style-name="T23">bwa aln hg19.fa 2.fq.gz &gt;2.sai</text:span><text:span text:style-name="T22"> 2&gt;&gt;run.err &amp;</text:span></text:p>
              </text:list-item>
              <text:list-item>
                <text:p><text:span text:style-name="T22">wait</text:span></text:p>
              </text:list-item>
              <text:list-item>
                <text:p><text:span text:style-name="T22">date &gt;&gt;run.log 2&gt;&gt;run.err</text:span></text:p>
              </text:list-item>
              <text:list-item>
                <text:p><text:span text:style-name="T22">echo “bwa sampe hg19.fa 1.sai 2.sai 1.fq.gz 2.fq.gz &gt;out.sam” &gt;&gt;run.log</text:span></text:p>
              </text:list-item>
              <text:list-item>
                <text:p><text:span text:style-name="T23">bwa sampe hg19.fa 1.sai 2.sai 1.fq.gz 2.fq.gz &gt;out.sam</text:span><text:span text:style-name="T22"> 2&gt;&gt;run.err</text:span></text:p>
              </text:list-item>
              <text:list-item>
                <text:p><text:span text:style-name="T22">date &gt;&gt;run.log 2&gt;&gt;run.er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Solution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4">Makefile (with </text:span><text:span text:style-name="T10">-j &lt;thread_num&gt;</text:span><text:span text:style-name="T4">)</text:span></text:p>
              </text:list-item>
              <text:list-item>
                <text:p text:style-name="P8"><text:span text:style-name="T4">Bpipe</text:span></text:p>
                <text:list>
                  <text:list-item>
                    <text:p text:style-name="P8"><text:span text:style-name="T4"><text:a xlink:href="http://code.google.com/p/bpipe/">http://code.google.com/p/bpipe/</text:a></text:span></text:p>
                  </text:list-item>
                </text:list>
              </text:list-item>
              <text:list-item>
                <text:p text:style-name="P8"><text:span text:style-name="T4">Snakemake</text:span></text:p>
                <text:list>
                  <text:list-item>
                    <text:p><text:span text:style-name="T2"><text:a xlink:href="http://code.google.com/p/snakemake/">http://code.google.com/p/snakemake/</text:a></text:span></text:p>
                  </text:list-item>
                </text:list>
              </text:list-item>
              <text:list-item>
                <text:p text:style-name="P8"><text:span text:style-name="T4">GATK-Queue</text:span></text:p>
                <text:list>
                  <text:list-item>
                    <text:p><text:span text:style-name="T4"><text:a xlink:href="http://www.broadinstitute.org/gatk/guide/article?id=1306">http://www.broadinstitute.org/gatk/guide/article?id=1306</text:a></text:span></text:p>
                  </text:list-item>
                </text:list>
              </text:list-item>
              <text:list-item>
                <text:p text:style-name="P8"><text:span text:style-name="T4">Galaxy</text:span></text:p>
                <text:list>
                  <text:list-item>
                    <text:p><text:span text:style-name="T4"><text:a xlink:href="https://main.g2.bx.psu.edu/">https://main.g2.bx.psu.edu/</text:a></text:span></text:p>
                  </text:list-item>
                </text:list>
              </text:list-item>
              <text:list-item>
                <text:p text:style-name="P8"><text:span text:style-name="T4">WebLab</text:span></text:p>
                <text:list>
                  <text:list-item>
                    <text:p><text:span text:style-name="T4"><text:a xlink:href="http://weblab.cbi.pku.edu.cn/">http://weblab.cbi.pku.edu.cn/</text:a></text:span></text:p>
                  </text:list-item>
                </text:list>
              </text:list-item>
              <text:list-item>
                <text:p text:style-name="P8"><text:span text:style-name="T4">…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ce SeqPipe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SeqPipe Features:</text:span></text:p>
                <text:list>
                  <text:list-item>
                    <text:p><text:span text:style-name="T2">Records (commands, versions, time, logs, …)</text:span></text:p>
                  </text:list-item>
                  <text:list-item>
                    <text:p><text:span text:style-name="T2">Checks every step if the command succeeded</text:span></text:p>
                  </text:list-item>
                  <text:list-item>
                    <text:p><text:span text:style-name="T2">Auto checks result files, skips already-finished steps</text:span></text:p>
                  </text:list-item>
                  <text:list-item>
                    <text:p><text:span text:style-name="T2">Tunable options</text:span></text:p>
                  </text:list-item>
                  <text:list-item>
                    <text:p><text:span text:style-name="T2">Parallel mode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Install SeqPip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24">Download the code</text:span></text:p>
                <text:list>
                  <text:list-item>
                    <text:p><text:span text:style-name="T25">Download the .tar.gz file and uncompress</text:span></text:p>
                    <text:list>
                      <text:list-item>
                        <text:p><text:span text:style-name="T26"><text:a xlink:href="https://code.google.com/p/seqpipe/downloads/list">https://code.google.com/p/seqpipe/downloads/list</text:a></text:span></text:p>
                      </text:list-item>
                    </text:list>
                  </text:list-item>
                  <text:list-item>
                    <text:p><text:span text:style-name="T25">Checkout from Subversion</text:span></text:p>
                    <text:list>
                      <text:list-item>
                        <text:p><text:span text:style-name="T26"><text:a xlink:href="https://code.google.com/p/seqpipe/source/checkout">https://code.google.com/p/seqpipe/source/checkout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Add /</text:span><text:span text:style-name="T27">path</text:span><text:span text:style-name="T28">/</text:span><text:span text:style-name="T27">to</text:span><text:span text:style-name="T24">/seqpipe/ to PATH</text:span></text:p>
              </text:list-item>
              <text:list-item>
                <text:p><text:span text:style-name="T24">Customize for bioseq.pipe (create bioseq.pipe.conf):</text:span></text:p>
              </text:list-item>
            </text:list>
          </draw:text-box>
        </draw:frame>
        <draw:frame draw:style-name="gr5" draw:text-style-name="P9" draw:layer="layout" svg:width="23.193cm" svg:height="7.374cm" svg:x="2.543cm" svg:y="12.231cm">
          <draw:text-box>
            <text:p><text:span text:style-name="T29">$ cat bioseq.pipe.conf</text:span></text:p>
            <text:p><text:span text:style-name="T29">JAVA_MAX_MEM_SIZE=8G</text:span></text:p>
            <text:p><text:span text:style-name="T7"/></text:p>
            <text:p><text:span text:style-name="T29">REF_DIR=/rd/data/genomes/human/GRCh37</text:span></text:p>
            <text:p><text:span text:style-name="T29">REF_NAME=human_g1k_v37</text:span></text:p>
            <text:p><text:span text:style-name="T7"/></text:p>
            <text:p><text:span text:style-name="T29">PICARD_ROOT=/rd/build/picard-tools</text:span></text:p>
            <text:p><text:span text:style-name="T29">MAX_RECORDS_IN_RAM=2000000</text:span></text:p>
            <text:p><text:span text:style-name="T7"/></text:p>
            <text:p><text:span text:style-name="T29">GATK_ROOT=/rd/build/gatk</text:span></text:p>
            <text:p><text:span text:style-name="T29">GATK_BUNDLE_ROOT=/rd/data/public/gatk_bundle/1.5/b37</text:span></text:p>
          </draw:text-box>
        </draw:frame>
        <draw:frame draw:style-name="gr8" draw:layer="layout" svg:width="20.31cm" svg:height="0.963cm" svg:x="1.688cm" svg:y="19.811cm">
          <draw:text-box>
            <text:list text:style-name="L2">
              <text:list-item>
                <text:p>Run “<text:span text:style-name="T30">seqpipe bioseq_syscheck</text:span>” to check the config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ic Usage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Run in Linux command console</text:span></text:p>
              </text:list-item>
              <text:list-item>
                <text:p><text:span text:style-name="T4">Type “seqpipe” to see help</text:span></text:p>
                <text:list>
                  <text:list-item>
                    <text:p><text:span text:style-name="T31">seqpipe [&lt;options&gt;] &lt;procedure&gt; [NAME=VALUE ...]</text:span></text:p>
                  </text:list-item>
                </text:list>
              </text:list-item>
              <text:list-item>
                <text:p><text:span text:style-name="T4">Save logs into .seqpipe/ of current directory</text:span></text:p>
                <text:list>
                  <text:list-item>
                    <text:p><text:span text:style-name="T2">Index from history.log</text:span></text:p>
                  </text:list-item>
                </text:list>
              </text:list-item>
              <text:list-item>
                <text:p><text:span text:style-name="T4">Write custom pipeline like bash script</text:span></text:p>
                <text:list>
                  <text:list-item>
                    <text:p><text:span text:style-name="T2">Almost compatible with bash</text:span></text:p>
                  </text:list-item>
                  <text:list-item>
                    <text:p><text:span text:style-name="T2">See </text:span><text:span text:style-name="T32">demo.pi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1) – Hello, world!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1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Options (</text:span><text:span text:style-name="T34">-m</text:span><text:span text:style-name="T2">, </text:span><text:span text:style-name="T34">-l</text:span><text:span text:style-name="T2">)</text:span></text:p>
                  </text:list-item>
                  <text:list-item>
                    <text:p><text:span text:style-name="T2">Procedure definition</text:span></text:p>
                  </text:list-item>
                  <text:list-item>
                    <text:p><text:span text:style-name="T2">Single command</text:span></text:p>
                  </text:list-item>
                  <text:list-item>
                    <text:p><text:span text:style-name="T2">Check log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2) – More Command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2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32">stderr</text:span><text:span text:style-name="T2"> &amp; pipe</text:span></text:p>
                  </text:list-item>
                  <text:list-item>
                    <text:p><text:span text:style-name="T2">Multiple commands</text:span></text:p>
                  </text:list-item>
                  <text:list-item>
                    <text:p><text:span text:style-name="T2">Multiple lines (ended with '\')</text:span></text:p>
                  </text:list-item>
                  <text:list-item>
                    <text:p><text:span text:style-name="T2">Option (</text:span><text:span text:style-name="T34">-T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3) – Return Valu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3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Return value checking</text:span></text:p>
                  </text:list-item>
                  <text:list-item>
                    <text:p><text:span text:style-name="T2">It fails when return non-z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4) – Logical Operation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4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Logical operations in bash</text:span></text:p>
                  </text:list-item>
                  <text:list-item>
                    <text:p><text:span text:style-name="T2">Only final return value is used for che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5) – Complex Bash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5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Use '\' to merge lines to bash</text:span></text:p>
                  </text:list-item>
                  <text:list-item>
                    <text:p><text:span text:style-name="T2">Notice the tailing ';'</text:span></text:p>
                  </text:list-item>
                  <text:list-item>
                    <text:p><text:span text:style-name="T2">Notice the variable na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6) – A Real “Pipeline”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6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A simple example to start learning SeqPipe</text:span></text:p>
                  </text:list-item>
                  <text:list-item>
                    <text:p><text:span text:style-name="T2">We will try improve it better and better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7) – Run in Parallel</text:p>
          </draw:text-box>
        </draw:frame>
        <draw:frame presentation:style-name="pr8" draw:layer="layout" svg:width="24.639cm" svg:height="12.866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7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Parallel mode (</text:span><text:span text:style-name="T35">{{</text:span><text:span text:style-name="T2">, </text:span><text:span text:style-name="T35">}}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8) – Complex Blocks</text:p>
          </draw:text-box>
        </draw:frame>
        <draw:frame presentation:style-name="pr8" draw:layer="layout" svg:width="24.639cm" svg:height="12.866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8</text:span></text:p>
                  </text:list-item>
                  <text:list-item>
                    <text:p><text:span text:style-name="T36">seqpipe -m demo.pipe demo_008 -t 3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Nested blocks (parallel or sequential)</text:span></text:p>
                  </text:list-item>
                  <text:list-item>
                    <text:p><text:span text:style-name="T2">Option (-t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8.5) – Inline Mod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e "rm -fv 1.fq.gz.sai"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It is a good habit to keep everything </text:span><text:span text:style-name="T37">traceable</text:span><text:span text:style-name="T2">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9) – Inputs &amp; Outputs</text:p>
          </draw:text-box>
        </draw:frame>
        <draw:frame presentation:style-name="pr8" draw:layer="layout" svg:width="24.639cm" svg:height="12.866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09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Set attributes (require/input/output) for commands &amp; procedures</text:span></text:p>
                  </text:list-item>
                  <text:list-item>
                    <text:p><text:span text:style-name="T2">Options (</text:span><text:span text:style-name="T34">-h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orkflow Attributes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8">require</text:span><text:span text:style-name="T4">: File should exist</text:span></text:p>
              </text:list-item>
              <text:list-item>
                <text:p><text:span text:style-name="T38">input</text:span><text:span text:style-name="T4">: File should exist and not newer than </text:span><text:span text:style-name="T10">output</text:span></text:p>
              </text:list-item>
              <text:list-item>
                <text:p><text:span text:style-name="T38">output</text:span><text:span text:style-name="T4">: Run only if file does not exist or older than any </text:span><text:span text:style-name="T10">input</text:span></text:p>
              </text:list-item>
              <text:list-item>
                <text:p><text:span text:style-name="T38">output.temp</text:span><text:span text:style-name="T4">: Same as </text:span><text:span text:style-name="T10">output</text:span><text:span text:style-name="T4">, will be removed when procedure finish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10) – Improve Workflow</text:p>
          </draw:text-box>
        </draw:frame>
        <draw:frame presentation:style-name="pr8" draw:layer="layout" svg:width="24.639cm" svg:height="12.866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10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Process attributes (require/input/output) could be inferred from commands</text:span></text:p>
                  </text:list-item>
                  <text:list-item>
                    <text:p><text:span text:style-name="T2">Options (</text:span><text:span text:style-name="T34">-h, -H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11) – Variables</text:p>
          </draw:text-box>
        </draw:frame>
        <draw:frame presentation:style-name="pr8" draw:layer="layout" svg:width="24.639cm" svg:height="12.866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11 REF=MT.fa FQ_1=1.fq.gz FQ_2=2.fq.gz OUTPUT=out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Options (</text:span><text:span text:style-name="T34">-h</text:span><text:span text:style-name="T39">)</text:span></text:p>
                  </text:list-item>
                  <text:list-item>
                    <text:p><text:span text:style-name="T2">Make things tunable!</text:span></text:p>
                  </text:list-item>
                  <text:list-item>
                    <text:p><text:span text:style-name="T2">Make pipeline re-usabl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12) – Sub Procedure</text:p>
          </draw:text-box>
        </draw:frame>
        <draw:frame presentation:style-name="pr8" draw:layer="layout" svg:width="24.639cm" svg:height="12.866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12</text:span><text:span text:style-name="T36"> REF=MT.fa FQ_1=1.fq.gz FQ_2=2.fq.gz OUTPUT=out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40">SP_run &lt;procedure&gt; [NAME=VALUE ...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13) – Default Value</text:p>
          </draw:text-box>
        </draw:frame>
        <draw:frame presentation:style-name="pr8" draw:layer="layout" svg:width="24.639cm" svg:height="12.866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13 OUTPUT=out2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SP_set NAME=value</text:span></text:p>
                  </text:list-item>
                  <text:list-item>
                    <text:p><text:span text:style-name="T2">Global variables</text:span></text:p>
                  </text:list-item>
                  <text:list-item>
                    <text:p><text:span text:style-name="T2">Options (</text:span><text:span text:style-name="T34">-h</text:span><text:span text:style-name="T39">,</text:span><text:span text:style-name="T34">-H</text:span><text:span text:style-name="T3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(14) – Condition</text:p>
          </draw:text-box>
        </draw:frame>
        <draw:frame presentation:style-name="pr8" draw:layer="layout" svg:width="24.639cm" svg:height="12.866cm" svg:x="1.4cm" svg:y="4.914cm" presentation:class="outline" presentation:user-transformed="true">
          <draw:text-box>
            <text:list text:style-name="L3">
              <text:list-item>
                <text:p><text:span text:style-name="T4">Command</text:span></text:p>
                <text:list>
                  <text:list-item>
                    <text:p><text:span text:style-name="T33">seqpipe -m demo.pipe demo_014</text:span></text:p>
                  </text:list-item>
                  <text:list-item>
                    <text:p><text:span text:style-name="T33">seqpipe -m demo.pipe bwa_index_ex -h</text:span></text:p>
                  </text:list-item>
                </text:list>
              </text:list-item>
              <text:list-item>
                <text:p><text:span text:style-name="T4">To learn</text:span></text:p>
                <text:list>
                  <text:list-item>
                    <text:p><text:span text:style-name="T2">SP_if</text:span></text:p>
                  </text:list-item>
                  <text:list-item>
                    <text:p><text:span text:style-name="T2">Variable name which starts with '_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Usage</text:p>
          </draw:text-box>
        </draw:frame>
        <draw:frame presentation:style-name="pr4" draw:text-style-name="P10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1">SP_set</text:span><text:span text:style-name="T42"> X</text:span><text:span text:style-name="T41">=</text:span><text:span text:style-name="T42">value</text:span></text:p>
                <text:list>
                  <text:list-item>
                    <text:p><text:span text:style-name="T3">Value: strings / wildcard / number serial / letter serial / expression</text:span></text:p>
                  </text:list-item>
                  <text:list-item>
                    <text:p><text:span text:style-name="T3">Example:</text:span></text:p>
                    <text:list>
                      <text:list-item>
                        <text:p><text:span text:style-name="T43">SP_set X=abc *.gz {1..5} $((3+4))</text:span></text:p>
                      </text:list-item>
                    </text:list>
                  </text:list-item>
                </text:list>
              </text:list-item>
              <text:list-item>
                <text:p><text:span text:style-name="T41">SP_if </text:span><text:span text:style-name="T44">cond</text:span><text:span text:style-name="T45"> <text:s text:c="2"/>/ <text:s/></text:span><text:span text:style-name="T46"><text:s/></text:span><text:span text:style-name="T47">SP_else_if </text:span><text:span text:style-name="T48">cond</text:span><text:span text:style-name="T49"> <text:s text:c="2"/>/ <text:s text:c="2"/></text:span><text:span text:style-name="T41">SP_else</text:span></text:p>
                <text:list>
                  <text:list-item>
                    <text:p><text:span text:style-name="T50">Condition: <text:s text:c="2"/>value</text:span><text:span text:style-name="T49"> <text:s text:c="2"/>/ <text:s text:c="2"/></text:span><text:span text:style-name="T50">(</text:span><text:span text:style-name="T51">bash</text:span><text:span text:style-name="T50">)</text:span><text:span text:style-name="T49"> <text:s text:c="2"/>/ <text:s text:c="2"/></text:span><text:span text:style-name="T50">!(</text:span><text:span text:style-name="T51">bash</text:span><text:span text:style-name="T50">)</text:span></text:p>
                  </text:list-item>
                </text:list>
              </text:list-item>
              <text:list-item>
                <text:p><text:span text:style-name="T41">SP_for </text:span><text:span text:style-name="T52">_X</text:span><text:span text:style-name="T41">=</text:span><text:span text:style-name="T52">value</text:span></text:p>
              </text:list-item>
              <text:list-item>
                <text:p><text:span text:style-name="T41">SP_for_parallel</text:span><text:span text:style-name="T52"> _X</text:span><text:span text:style-name="T41">=</text:span><text:span text:style-name="T52">value</text:span></text:p>
              </text:list-item>
              <text:list-item>
                <text:p><text:span text:style-name="T41">SP_while (</text:span><text:span text:style-name="T44">bash</text:span><text:span text:style-name="T41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 NGS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Type “seqpipe -l”</text:span></text:p>
              </text:list-item>
              <text:list-item>
                <text:p><text:span text:style-name="T4">For example:</text:span></text:p>
                <text:list>
                  <text:list-item>
                    <text:p><text:span text:style-name="T2">DNAseq_analysis</text:span></text:p>
                  </text:list-item>
                  <text:list-item>
                    <text:p><text:span text:style-name="T2">fastqc_check</text:span></text:p>
                  </text:list-item>
                  <text:list-item>
                    <text:p><text:span text:style-name="T2">bowtie2_map_pe</text:span></text:p>
                  </text:list-item>
                  <text:list-item>
                    <text:p><text:span text:style-name="T2">bwa_map_pe</text:span></text:p>
                  </text:list-item>
                  <text:list-item>
                    <text:p><text:span text:style-name="T2">convert_fastq_33to64</text:span></text:p>
                  </text:list-item>
                  <text:list-item>
                    <text:p><text:span text:style-name="T2">convert_fastq_64to33</text:span></text:p>
                  </text:list-item>
                  <text:list-item>
                    <text:p><text:span text:style-name="T2">gatk_call_variants</text:span></text:p>
                  </text:list-item>
                  <text:list-item>
                    <text:p><text:span text:style-name="T2">pindel_call_structure_variants</text:span></text:p>
                  </text:list-item>
                  <text:list-item>
                    <text:p><text:span text:style-name="T2">mkdup_bam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">SeqPipe provides a convenient way to represent and track analysis procedure, therefore, to ensure the reproducibility</text:span></text:p>
              </text:list-item>
              <text:list-item>
                <text:p><text:span text:style-name="T2">SeqPipe will also include more regular pipelines for NGS data analysis (ongoing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<text:span text:style-name="T1">Thank You!</text:span></text:p>
            <text:p/>
            <text:p><text:span text:style-name="T53">Questions or Suggestions?</text:span></text:p>
            <text:p/>
            <text:p><text:span text:style-name="T2"><text:a xlink:href="http://seqpipe.googlecode.com/">http://seqpipe.googlecode.com/</text:a></text:span></text:p>
            <text:p/>
            <text:p><text:span text:style-name="T2"><text:a xlink:href="mailto:yanll@mail.cbi.pku.edu.cn">yanll@mail.cbi.pku.edu.cn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lin Yan</meta:initial-creator>
    <meta:creation-date>2012-11-19T02:07:14</meta:creation-date>
    <dc:date>2012-12-19T11:39:41</dc:date>
    <dc:creator>Linlin Yan</dc:creator>
    <meta:editing-duration>PT4H39M31S</meta:editing-duration>
    <meta:editing-cycles>106</meta:editing-cycles>
    <meta:generator>LibreOffice/3.6$Linux_X86_64 LibreOffice_project/360m1$Build-2</meta:generator>
    <meta:document-statistic meta:object-count="212"/>
  </office:meta>
</office:document-meta>
</file>